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a46bc" officeooo:paragraph-rsid="001a46bc" style:font-weight-asian="bold" style:font-weight-complex="bold"/>
    </style:style>
    <style:style style:name="P2" style:family="paragraph" style:parent-style-name="Standard">
      <style:text-properties fo:font-weight="bold" officeooo:rsid="001db4a1" officeooo:paragraph-rsid="001db4a1" style:font-weight-asian="bold" style:font-weight-complex="bold"/>
    </style:style>
    <style:style style:name="P3" style:family="paragraph" style:parent-style-name="Standard">
      <style:text-properties fo:font-weight="normal" officeooo:rsid="001a46bc" officeooo:paragraph-rsid="001a46bc" style:font-weight-asian="normal" style:font-weight-complex="normal"/>
    </style:style>
    <style:style style:name="P4" style:family="paragraph" style:parent-style-name="Standard">
      <style:text-properties fo:font-weight="normal" officeooo:rsid="001db4a1" officeooo:paragraph-rsid="001db4a1" style:font-weight-asian="normal" style:font-weight-complex="normal"/>
    </style:style>
    <style:style style:name="P5" style:family="paragraph" style:parent-style-name="Standard">
      <style:text-properties fo:font-weight="normal" officeooo:rsid="00211896" officeooo:paragraph-rsid="00211896" style:font-weight-asian="normal" style:font-weight-complex="normal"/>
    </style:style>
    <style:style style:name="P6" style:family="paragraph" style:parent-style-name="Standard">
      <style:text-properties fo:font-weight="bold" officeooo:rsid="00211896" officeooo:paragraph-rsid="00211896" style:font-weight-asian="bold" style:font-weight-complex="bold"/>
    </style:style>
    <style:style style:name="T1" style:family="text">
      <style:text-properties officeooo:rsid="002241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envattingen van de postersessie</text:p>
      <text:p text:style-name="P1"/>
      <text:p text:style-name="P1">Providing insight in cell differentiation of airway epithelial cells in silico with pseudotime and RNA velocity in asthma patients</text:p>
      <text:p text:style-name="P3">Zoals de titel al suggereert gaat dit onderzoek over hoe cellen zich in de luchtwegen gevormd worden. Met de nadruk op de snelheid waarmee RNA expressie veranderd van stamcel tot eind cel. De transformatie van stam cel naar werkende luchtweg cel bevat dus veel stappen in verandering van RNA expressie, die met elk een eigen snelheid veranderd. De vraag bij dit onderzoek is op welk punt de RNA expressie zodanig veranderd dat de uiteindelijke cel een astma cel is geworden. De onderzoeker heeft data verkregen waar met tijd intervals is gekeken naar de RNA expressie in 6 groepen met astma en 6 controle groepen. Met deze data is te zien welke RNA expressies wel astma veroorzaken en welke niet en op welke punt de gezonde groepen zich onderscheiden van de zieke groepen. Ik vond dit interessant omdat de data die met dit soort onderzoeken verkregen wordt kan leiden tot applicaties in de medische wereld die mogelijk door gen regulatie deze ziektes beter kunnen bestrijden.</text:p>
      <text:p text:style-name="P3"/>
      <text:p text:style-name="P2">Single cell sequencing analysis on asthma data</text:p>
      <text:p text:style-name="P4">Net zoals de voorgaande poster gaat dit onderzoek ook over astma, maar de insteek is op de vraag is waar het verschil ligt. Dit onderzoek heeft gekeken naar SNPs en andere componenten die mogelijk de oorzaak zijn van het verschil in RNA expressie tussen gezonde en astma cellen. Ik vond dat dit onderzoek mooi aansloot op de eerste samenvatting en heb deze poster daarom gekozen voor de tweede samenvatting. De verschillen in RNA expressie tussen gezonde en astma cellen zijn allang bekend en konden dus uit literatuur gehaald worden. Met deze data is een onderzoek gestart dat op zoek gingen naar de veroorzakende componenten van ziekmakende RNA expressie. Ook dit onderzoek en haar resultaten kunnen leiden tot behulpzame applicaties binnen de medische wereld.</text:p>
      <text:p text:style-name="P4"/>
      <text:p text:style-name="P6">Optimization Procedures for a Virus Discovery Pipeline for a Wide Spectrum of Hosts and Viruses</text:p>
      <text:p text:style-name="P5">Dit project ging over het optimalizeren van pipelines die virusen kan identificeren. Van dit type pipelines zijn er veel en ze zijn gespecialiseerd in het vinden van specifieke typen virusen. Deze pipelines zijn, volgens de postermaker, vaak niet voldoende geoptimaliseerd om grote hoeveelheden samples in een korte tijd te kunnen verwerken. De postermaker had de opdracht om een virus identificatie pipeline te optimaliseren middels snakemake. Snakemake is een <text:span text:style-name="T1">tool die gebruikt wordt om scalable workflows te maken. Een deel van de code was herschreven en toen verwerkt in snakemake regels die de uiteindelijke workflow vormen. Ook heeft de database een optimalisatie gekregen. Het resultaat was dat de verwerking van 4 files eerst 4 uren duurde, en met de geoptimaliseerde pipeline was dit terug gebracht tot 3,5 uur. Het grootste voordeel van snakemake is dat het aantal cores die worden gebruikt aanpasbaar i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31T13:17:30.906446094</meta:creation-date>
    <dc:date>2023-04-24T11:16:03.564699011</dc:date>
    <meta:editing-duration>PT15M57S</meta:editing-duration>
    <meta:editing-cycles>3</meta:editing-cycles>
    <meta:generator>LibreOffice/7.0.4.2$Linux_X86_64 LibreOffice_project/00$Build-2</meta:generator>
    <meta:document-statistic meta:table-count="0" meta:image-count="0" meta:object-count="0" meta:page-count="1" meta:paragraph-count="7" meta:word-count="474" meta:character-count="2958" meta:non-whitespace-character-count="2490"/>
  </office:meta>
</office:document-meta>
</file>